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8cm" fo:min-width="60.426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7cm"/>
    </style:style>
    <style:style style:name="P1" style:family="paragraph">
      <style:paragraph-properties fo:margin-left="0cm" fo:margin-right="0cm" text:enable-numbering="false" fo:text-indent="0cm"/>
      <style:text-properties fo:hyphenate="false"/>
    </style:style>
    <style:style style:name="P2" style:family="paragraph">
      <style:paragraph-properties fo:margin-left="0cm" fo:margin-right="0cm" text:enable-numbering="false" fo:text-indent="0cm"/>
      <style:text-properties fo:font-size="18pt" fo:hyphenate="false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family="'Times New Roman'" style:font-family-generic="roman" style:font-pitch="variable" fo:font-size="18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2.941cm" svg:height="2.881cm" svg:x="7.114cm" svg:y="2.118cm">
          <draw:text-box>
            <text:p text:style-name="P1"><text:span text:style-name="T1">z deljenjem besed prosojnica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3" draw:layer="layout" svg:width="14.516cm" svg:height="13.367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18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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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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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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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">
            <style:list-level-properties text:space-before="6.6cm" text:min-label-width="1.2cm"/>
            <style:text-properties fo:font-family="StarSymbol" fo:color="#000000" fo:font-size="75%"/>
          </text:list-level-style-bullet>
        </text:list-style>
      </style:graphic-properties>
      <style:paragraph-properties fo:margin-left="1.4cm" fo:margin-right="0cm" fo:text-align="start" text:enable-numbering="true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6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Thorsten Peters</meta:initial-creator>
    <meta:creation-date>1997-12-09T12:34:34</meta:creation-date>
    <dc:creator>Tom Cat</dc:creator>
    <dc:date>2007-07-05T22:20:54</dc:date>
    <dc:language>en-US</dc:language>
    <meta:editing-cycles>2</meta:editing-cycles>
    <meta:editing-duration>P84DT5H53M17S</meta:editing-duration>
    <meta:user-defined meta:name="Info 0"/>
    <meta:user-defined meta:name="Info 1"/>
    <meta:user-defined meta:name="Info 2"/>
    <meta:user-defined meta:name="Info 3"/>
    <meta:document-statistic meta:object-count="11"/>
  </office:meta>
</office:document-meta>
</file>